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Taille Cache </text:p>
          </table:table-cell>
          <table:table-cell office:value-type="string">
            <text:p>Deg Assoc</text:p>
          </table:table-cell>
          <table:table-cell office:value-type="string">
            <text:p>Taille Ligne</text:p>
          </table:table-cell>
          <table:table-cell office:value-type="string">
            <text:p>Taille Tableau</text:p>
          </table:table-cell>
          <table:table-cell office:value-type="string">
            <text:p>Taux D'echec</text:p>
          </table:table-cell>
          <table:table-cell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0.303173">
            <text:p>0,30317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0.255935">
            <text:p>0,25593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0.255935">
            <text:p>0,25593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0.183018">
            <text:p>0,18301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0.128028">
            <text:p>0,12802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0.128028">
            <text:p>0,12802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">
            <text:p>1</text:p>
          </table:table-cell>
          <table:table-cell table:number-columns-repeated="2" office:value-type="float" office:value="64">
            <text:p>64</text:p>
          </table:table-cell>
          <table:table-cell office:value-type="float" office:value="0.122941">
            <text:p>0,12294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0.064075">
            <text:p>0,06407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table:number-columns-repeated="2" office:value-type="float" office:value="64">
            <text:p>64</text:p>
          </table:table-cell>
          <table:table-cell office:value-type="float" office:value="0.064075">
            <text:p>0,06407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0.279433">
            <text:p>0,27943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0.255935">
            <text:p>0,25593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0.255935">
            <text:p>0,25593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0.155402">
            <text:p>0,15540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0.128028">
            <text:p>0,12802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0.128028">
            <text:p>0,12802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">
            <text:p>1</text:p>
          </table:table-cell>
          <table:table-cell table:number-columns-repeated="2" office:value-type="float" office:value="64">
            <text:p>64</text:p>
          </table:table-cell>
          <table:table-cell office:value-type="float" office:value="0.093387">
            <text:p>0,09338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0.064075">
            <text:p>0,06407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table:number-columns-repeated="2" office:value-type="float" office:value="64">
            <text:p>64</text:p>
          </table:table-cell>
          <table:table-cell office:value-type="float" office:value="0.064075">
            <text:p>0,06407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0.267563">
            <text:p>0,26756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0.255935">
            <text:p>0,25593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  <table:table-cell office:value-type="float" office:value="0.255935">
            <text:p>0,25593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0.141594">
            <text:p>0,14159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0.128028">
            <text:p>0,12802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0.128028">
            <text:p>0,12802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">
            <text:p>1</text:p>
          </table:table-cell>
          <table:table-cell table:number-columns-repeated="2" office:value-type="float" office:value="64">
            <text:p>64</text:p>
          </table:table-cell>
          <table:table-cell office:value-type="float" office:value="0.078609">
            <text:p>0,07860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0.064075">
            <text:p>0,06407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4">
            <text:p>4</text:p>
          </table:table-cell>
          <table:table-cell table:number-columns-repeated="2" office:value-type="float" office:value="64">
            <text:p>64</text:p>
          </table:table-cell>
          <table:table-cell office:value-type="float" office:value="0.064075">
            <text:p>0,064075</text:p>
          </table:table-cell>
          <table:table-cell office:value-type="string">
            <text:p><text:s/>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0.276418">
            <text:p>0,27641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0.253731">
            <text:p>0,25373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0.253731">
            <text:p>0,25373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00">
            <text:p>100</text:p>
          </table:table-cell>
          <table:table-cell office:value-type="float" office:value="0.138408">
            <text:p>0,13840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100">
            <text:p>100</text:p>
          </table:table-cell>
          <table:table-cell office:value-type="float" office:value="0.126866">
            <text:p>0,12686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100">
            <text:p>100</text:p>
          </table:table-cell>
          <table:table-cell office:value-type="float" office:value="0.126866">
            <text:p>0,12686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0.069851">
            <text:p>0,06985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0.063532">
            <text:p>0,06353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0.063532">
            <text:p>0,06353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0.263781">
            <text:p>0,26378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0.253731">
            <text:p>0,25373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0.253731">
            <text:p>0,25373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00">
            <text:p>100</text:p>
          </table:table-cell>
          <table:table-cell office:value-type="float" office:value="0.13194">
            <text:p>0,1319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100">
            <text:p>100</text:p>
          </table:table-cell>
          <table:table-cell office:value-type="float" office:value="0.126866">
            <text:p>0,12686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100">
            <text:p>100</text:p>
          </table:table-cell>
          <table:table-cell office:value-type="float" office:value="0.126866">
            <text:p>0,12686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0.066368">
            <text:p>0,06636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0.063532">
            <text:p>0,06353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0.063532">
            <text:p>0,06353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0.258756">
            <text:p>0,25875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0.253731">
            <text:p>0,25373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0.253731">
            <text:p>0,25373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00">
            <text:p>100</text:p>
          </table:table-cell>
          <table:table-cell office:value-type="float" office:value="0.129403">
            <text:p>0,12940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100">
            <text:p>100</text:p>
          </table:table-cell>
          <table:table-cell office:value-type="float" office:value="0.126866">
            <text:p>0,12686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100">
            <text:p>100</text:p>
          </table:table-cell>
          <table:table-cell office:value-type="float" office:value="0.126866">
            <text:p>0,12686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0.064925">
            <text:p>0,06492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0.063532">
            <text:p>0,06353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0.063532">
            <text:p>0,063532</text:p>
          </table:table-cell>
          <table:table-cell office:value-type="string">
            <text:p><text:s/>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512">
            <text:p>512</text:p>
          </table:table-cell>
          <table:table-cell office:value-type="float" office:value="0.376096">
            <text:p>0,37609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512">
            <text:p>512</text:p>
          </table:table-cell>
          <table:table-cell office:value-type="float" office:value="0.252193">
            <text:p>0,25219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12">
            <text:p>512</text:p>
          </table:table-cell>
          <table:table-cell office:value-type="float" office:value="0.253167">
            <text:p>0,25316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512">
            <text:p>512</text:p>
          </table:table-cell>
          <table:table-cell office:value-type="float" office:value="0.188295">
            <text:p>0,18829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512">
            <text:p>512</text:p>
          </table:table-cell>
          <table:table-cell office:value-type="float" office:value="0.127071">
            <text:p>0,12707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512">
            <text:p>512</text:p>
          </table:table-cell>
          <table:table-cell office:value-type="float" office:value="0.128045">
            <text:p>0,12804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512">
            <text:p>512</text:p>
          </table:table-cell>
          <table:table-cell office:value-type="float" office:value="0.344167">
            <text:p>0,34416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512">
            <text:p>512</text:p>
          </table:table-cell>
          <table:table-cell office:value-type="float" office:value="0.064527">
            <text:p>0,06452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512">
            <text:p>512</text:p>
          </table:table-cell>
          <table:table-cell office:value-type="float" office:value="0.065486">
            <text:p>0,06548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512">
            <text:p>512</text:p>
          </table:table-cell>
          <table:table-cell office:value-type="float" office:value="0.313411">
            <text:p>0,31341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512">
            <text:p>512</text:p>
          </table:table-cell>
          <table:table-cell office:value-type="float" office:value="0.250736">
            <text:p>0,25073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12">
            <text:p>512</text:p>
          </table:table-cell>
          <table:table-cell office:value-type="float" office:value="0.250732">
            <text:p>0,25073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512">
            <text:p>512</text:p>
          </table:table-cell>
          <table:table-cell office:value-type="float" office:value="0.156829">
            <text:p>0,15682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512">
            <text:p>512</text:p>
          </table:table-cell>
          <table:table-cell office:value-type="float" office:value="0.125372">
            <text:p>0,12537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512">
            <text:p>512</text:p>
          </table:table-cell>
          <table:table-cell office:value-type="float" office:value="0.125366">
            <text:p>0,12536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512">
            <text:p>512</text:p>
          </table:table-cell>
          <table:table-cell office:value-type="float" office:value="0.203426">
            <text:p>0,20342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512">
            <text:p>512</text:p>
          </table:table-cell>
          <table:table-cell office:value-type="float" office:value="0.062692">
            <text:p>0,06269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512">
            <text:p>512</text:p>
          </table:table-cell>
          <table:table-cell office:value-type="float" office:value="0.062687">
            <text:p>0,06268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512">
            <text:p>512</text:p>
          </table:table-cell>
          <table:table-cell office:value-type="float" office:value="0.282071">
            <text:p>0,28207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512">
            <text:p>512</text:p>
          </table:table-cell>
          <table:table-cell office:value-type="float" office:value="0.250732">
            <text:p>0,25073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12">
            <text:p>512</text:p>
          </table:table-cell>
          <table:table-cell office:value-type="float" office:value="0.250732">
            <text:p>0,250732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512">
            <text:p>512</text:p>
          </table:table-cell>
          <table:table-cell office:value-type="float" office:value="0.141098">
            <text:p>0,14109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512">
            <text:p>512</text:p>
          </table:table-cell>
          <table:table-cell office:value-type="float" office:value="0.125366">
            <text:p>0,12536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512">
            <text:p>512</text:p>
          </table:table-cell>
          <table:table-cell office:value-type="float" office:value="0.125366">
            <text:p>0,12536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512">
            <text:p>512</text:p>
          </table:table-cell>
          <table:table-cell office:value-type="float" office:value="0.133056">
            <text:p>0,13305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512">
            <text:p>512</text:p>
          </table:table-cell>
          <table:table-cell office:value-type="float" office:value="0.062687">
            <text:p>0,06268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512">
            <text:p>512</text:p>
          </table:table-cell>
          <table:table-cell office:value-type="float" office:value="0.062687">
            <text:p>0,062687</text:p>
          </table:table-cell>
          <table:table-cell office:value-type="string">
            <text:p><text:s/>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0.500244">
            <text:p>0,50024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0.500244">
            <text:p>0,50024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0.500244">
            <text:p>0,50024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0.250366">
            <text:p>0,25036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0.250366">
            <text:p>0,25036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0.250366">
            <text:p>0,25036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0.625183">
            <text:p>0,62518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0.125435">
            <text:p>0,12543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0.125428">
            <text:p>0,12542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0.375549">
            <text:p>0,375549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0.251098">
            <text:p>0,251098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0.251585">
            <text:p>0,251585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0.187897">
            <text:p>0,18789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0.126037">
            <text:p>0,12603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0.126524">
            <text:p>0,12652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0.343954">
            <text:p>0,34395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0.06351">
            <text:p>0,0635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0.063994">
            <text:p>0,06399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0.312957">
            <text:p>0,31295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0.250367">
            <text:p>0,250367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1024">
            <text:p>1024</text:p>
          </table:table-cell>
          <table:table-cell office:value-type="float" office:value="0.250366">
            <text:p>0,250366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0.15654">
            <text:p>0,1565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0.125184">
            <text:p>0,12518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1024">
            <text:p>1024</text:p>
          </table:table-cell>
          <table:table-cell office:value-type="float" office:value="0.125183">
            <text:p>0,12518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0.203273">
            <text:p>0,203273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0.062594">
            <text:p>0,062594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1024">
            <text:p>1024</text:p>
          </table:table-cell>
          <table:table-cell office:value-type="float" office:value="0.062592">
            <text:p>0,062592</text:p>
          </table:table-cell>
          <table:table-cell office:value-type="string">
            <text:p><text:s/>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Zen He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7">27/11/2011</text:date>, <text:time>16:34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addad Mayas</meta:initial-creator>
    <meta:creation-date>2011-11-15T10:46:49</meta:creation-date>
    <dc:date>2011-11-27T16:34:23</dc:date>
    <dc:creator>adam </dc:creator>
    <meta:editing-duration>PT00H09M54S</meta:editing-duration>
    <meta:editing-cycles>3</meta:editing-cycles>
    <meta:generator>OpenOffice.org/3.2$Unix OpenOffice.org_project/320m19$Build-9505</meta:generator>
    <meta:document-statistic meta:table-count="3" meta:cell-count="653" meta:object-count="0"/>
  </office:meta>
</office:document-meta>
</file>